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6_11-10-2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6_13-33-07_000.jpg</text:p>
          </table:table-cell>
          <table:table-cell table:style-name="ce20" office:value-type="string">
            <text:p>:m RES 1-2*2 / free# JVEMV6 50#10_1 / 50. learn language / 10. sanskrit</text:p>
          </table:table-cell>
          <table:table-cell table:style-name="ce3"/>
          <table:table-cell table:style-name="ce3"/>
          <table:table-cell table:style-name="ce3" office:value-type="string">
            <text:p>N-35-35-28.587341 E-139-34-49.544677</text:p>
          </table:table-cell>
          <table:table-cell table:style-name="ce32" table:formula="of:=IF([.E3]=&quot;&quot;;[.C3];CONCATENATE([.C3];&quot; / &quot;;[.E3]))" office:value-type="string" office:string-value=":m RES 1-2*2 / free# JVEMV6 50#10_1 / 50. learn language / 10. sanskrit">
            <text:p>:m RES 1-2*2 / free# JVEMV6 50#10_1 / 50. learn language / 10. sanskri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6_14-44-36_000.jpg</text:p>
          </table:table-cell>
          <table:table-cell table:style-name="ce20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656005 E-139-34-49.544677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6_16-24-12_000.jpg</text:p>
          </table:table-cell>
          <table:table-cell table:style-name="ce20" office:value-type="string">
            <text:p>:m RES 1*1 / free# JVEMV6 37#23_29 / 37. miscs of miscs / 23. CO2 / CO2-split;methods / plasma;CO2toCH4;methane;acetic-acid</text:p>
          </table:table-cell>
          <table:table-cell table:style-name="ce2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5]=&quot;&quot;;[.C5];CONCATENATE([.C5];&quot; / &quot;;[.E5]))" office:value-type="string" office:string-value=":m RES 1*1 / free# JVEMV6 37#23_29 / 37. miscs of miscs / 23. CO2 / CO2-split;methods / plasma;CO2toCH4;methane;acetic-acid">
            <text:p>:m RES 1*1 / free# JVEMV6 37#23_29 / 37. miscs of miscs / 23. CO2 / CO2-split;methods / plasma;CO2toCH4;methane;acetic-aci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6_17-38-15_000.jpg</text:p>
          </table:table-cell>
          <table:table-cell table:style-name="ce6" office:value-type="string">
            <text:p>:m RES 1-2*3 / free# JVEMV6 37#24.1_2 / 37. miscs of miscs / 24. UFO-science / 1. eman:relativity / 計量,metric;反変テンソル；共変テンソル</text:p>
          </table:table-cell>
          <table:table-cell table:style-name="ce2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6]=&quot;&quot;;[.C6];CONCATENATE([.C6];&quot; / &quot;;[.E6]))" office:value-type="string" office:string-value=":m RES 1-2*3 / free# JVEMV6 37#24.1_2 / 37. miscs of miscs / 24. UFO-science / 1. eman:relativity / 計量,metric;反変テンソル；共変テンソル">
            <text:p>:m RES 1-2*3 / free# JVEMV6 37#24.1_2 / 37. miscs of miscs / 24. UFO-science / 1. eman:relativity / 計量,metric;反変テンソル；共変テンソ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6_17-38-41_000.jpg</text:p>
          </table:table-cell>
          <table:table-cell table:style-name="ce6" office:value-type="string">
            <text:p>:m RES 3*3 / free# JVEMV6 37#24.1_2 / 37. miscs of miscs / 24. UFO-science / 1. eman:relativity / 計量,metric;反変テンソル；共変テンソル</text:p>
          </table:table-cell>
          <table:table-cell table:style-name="ce14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7]=&quot;&quot;;[.C7];CONCATENATE([.C7];&quot; / &quot;;[.E7]))" office:value-type="string" office:string-value=":m RES 3*3 / free# JVEMV6 37#24.1_2 / 37. miscs of miscs / 24. UFO-science / 1. eman:relativity / 計量,metric;反変テンソル；共変テンソル">
            <text:p>:m RES 3*3 / free# JVEMV6 37#24.1_2 / 37. miscs of miscs / 24. UFO-science / 1. eman:relativity / 計量,metric;反変テンソル；共変テンソ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6_19-11-15_000.jpg</text:p>
          </table:table-cell>
          <table:table-cell table:style-name="ce16" office:value-type="string">
            <text:p>:m music / log / kb / || s.1:genr=res,chor=C;G,memo=+,score=~,for=position-table</text:p>
          </table:table-cell>
          <table:table-cell table:style-name="ce15"/>
          <table:table-cell table:style-name="ce3"/>
          <table:table-cell table:style-name="ce3" office:value-type="string">
            <text:p>N-35-35-29.356384 E-139-34-50.039062</text:p>
          </table:table-cell>
          <table:table-cell table:style-name="ce32" table:formula="of:=IF([.E8]=&quot;&quot;;[.C8];CONCATENATE([.C8];&quot; / &quot;;[.E8]))" office:value-type="string" office:string-value=":m music / log / kb / || s.1:genr=res,chor=C;G,memo=+,score=~,for=position-table">
            <text:p>:m music / log / kb / || s.1:genr=res,chor=C;G,memo=+,score=~,for=position-tabl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6_21-05-24_000.jpg</text:p>
          </table:table-cell>
          <table:table-cell table:style-name="ce20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7_00-10-0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7_06-04-13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2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7_06-35-58_000.jpg</text:p>
          </table:table-cell>
          <table:table-cell table:style-name="ce6" office:value-type="string">
            <text:p>:m 記録 / 身体 / 全身像 / 顔 / 様子 / 楽器演奏中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m 記録 / 身体 / 全身像 / 顔 / 様子 / 楽器演奏中">
            <text:p>:m 記録 / 身体 / 全身像 / 顔 / 様子 / 楽器演奏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7_06-36-07_000.jpg</text:p>
          </table:table-cell>
          <table:table-cell table:style-name="ce6" office:value-type="string">
            <text:p>:m :i / invention / 小物 / 臭いを色で表示</text:p>
          </table:table-cell>
          <table:table-cell table:style-name="ce17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2" table:formula="of:=IF([.E13]=&quot;&quot;;[.C13];CONCATENATE([.C13];&quot; / &quot;;[.E13]))" office:value-type="string" office:string-value=":m :i / invention / 小物 / 臭いを色で表示">
            <text:p>:m :i / invention / 小物 / 臭いを色で表示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7_07-30-52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6_12-05-40_000.mp4</text:p>
          </table:table-cell>
          <table:table-cell table:style-name="ce6" office:value-type="string">
            <text:p>:VIDEO / @自宅 / 記録 / 身体の状況 / 肛門周囲；ふわふわした感覚 / 起床後；味噌汁後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記録 / 身体の状況 / 肛門周囲；ふわふわした感覚 / 起床後；味噌汁後">
            <text:p>:VIDEO / @自宅 / 記録 / 身体の状況 / 肛門周囲；ふわふわした感覚 / 起床後；味噌汁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6_12-24-25_000.mp4</text:p>
          </table:table-cell>
          <table:table-cell table:style-name="ce6" office:value-type="string">
            <text:p>:VIDEO / @自宅 / メモ / kb,keyboard / 演奏、play / k-2020-0526-1 / genr=et-N,sc=1-4-5,key=C,RH=notes,LH=oct-2,memo=~,score=~,for=finger-movement;trans-octaves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526-1 / genr=et-N,sc=1-4-5,key=C,RH=notes,LH=oct-2,memo=~,score=~,for=finger-movement;trans-octaves">
            <text:p>:VIDEO / @自宅 / メモ / kb,keyboard / 演奏、play / k-2020-0526-1 / genr=et-N,sc=1-4-5,key=C,RH=notes,LH=oct-2,memo=~,score=~,for=finger-movement;trans-octav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6_19-08-57_000.mp4</text:p>
          </table:table-cell>
          <table:table-cell table:style-name="ce6" office:value-type="string">
            <text:p>:VIDEO / @自宅 / メモ / kb,keyboard / 演奏、play / k-2020-0526-2 / genr=et-N,key=C,chor=C;D;G;A;B♭,RH=grip,LH=grip,video=vid-6:passing-code,memo=~,score=~,for=grip-transitions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6-2 / genr=et-N,key=C,chor=C;D;G;A;B♭,RH=grip,LH=grip,video=vid-6:passing-code,memo=~,score=~,for=grip-transitions">
            <text:p>:VIDEO / @自宅 / メモ / kb,keyboard / 演奏、play / k-2020-0526-2 / genr=et-N,key=C,chor=C;D;G;A;B♭,RH=grip,LH=grip,video=vid-6:passing-code,memo=~,score=~,for=grip-transition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7_06-34-32_000.mp4</text:p>
          </table:table-cell>
          <table:table-cell table:style-name="ce6" office:value-type="string">
            <text:p>:VIDEO / @自宅 / メモ / kb,keyboard / 演奏、play / k-2020-0527-1 / genr=et-N,sc=1-4-5,key=C,RH=1-note,LH=arpeggio,tempo=80,memo=~,score=~,for=hand-movement;harmonic-notes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7-1 / genr=et-N,sc=1-4-5,key=C,RH=1-note,LH=arpeggio,tempo=80,memo=~,score=~,for=hand-movement;harmonic-notes">
            <text:p>:VIDEO / @自宅 / メモ / kb,keyboard / 演奏、play / k-2020-0527-1 / genr=et-N,sc=1-4-5,key=C,RH=1-note,LH=arpeggio,tempo=80,memo=~,score=~,for=hand-movement;harmonic-notes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020/05/27</text:date>, <text:time>08:1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7T08:10:16.62</dc:date>
    <dc:creator>iwabuchi ken</dc:creator>
    <meta:editing-duration>P21DT8H19M10S</meta:editing-duration>
    <meta:editing-cycles>8298</meta:editing-cycles>
    <meta:document-statistic meta:table-count="1" meta:cell-count="438" meta:object-count="0"/>
  </office:meta>
</office:document-meta>
</file>